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00000007BF735C7BFB70A73FD.png" manifest:media-type="image/png"/>
  <manifest:file-entry manifest:full-path="Pictures/1000020100000176000000C4201D4157365E6E49.png" manifest:media-type="image/png"/>
  <manifest:file-entry manifest:full-path="Pictures/1000000000000176000000C35228F64C1BC76407.jpg" manifest:media-type="image/jpeg"/>
  <manifest:file-entry manifest:full-path="Pictures/10000201000000B20000005A334AFA8B6531539A.png" manifest:media-type="image/png"/>
  <manifest:file-entry manifest:full-path="Pictures/100000000000004800000048EE3CC64C14FA9036.jpg" manifest:media-type="image/jpeg"/>
  <manifest:file-entry manifest:full-path="Pictures/100002010000013000000092B5B51434E198A00A.png" manifest:media-type="image/png"/>
  <manifest:file-entry manifest:full-path="Pictures/100000000000012F00000090A1611AD6AD9B2336.jpg" manifest:media-type="image/jpeg"/>
  <manifest:file-entry manifest:full-path="Pictures/1000000000000130000000F5269097968611AC1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3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216cm" fo:min-width="15.4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9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67cm"/>
      <style:paragraph-properties style:writing-mode="lr-tb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cm" fo:min-width="9.42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30%" draw:red="0%" draw:green="0%" draw:blue="0%" fo:clip="rect(0cm, 5.593cm, 0cm, 0cm)" draw:image-opacity="100%" style:mirror="none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cm" fo:min-width="13.0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0000" draw:marker-start-width="0.359cm" draw:marker-end="Symmetric_20_Arrow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3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084cm"/>
      <style:paragraph-properties style:writing-mode="lr-tb"/>
    </style:style>
    <style:style style:name="gr16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nux Biolinum G"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Linux Biolinum G" fo:font-size="12pt" style:font-size-asian="12pt" style:font-size-complex="12pt"/>
    </style:style>
    <style:style style:name="T2" style:family="text">
      <style:text-properties style:font-name="Linux Biolinum G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2.56cm" svg:x="3.4cm" svg:y="2.34cm">
          <draw:image xlink:href="Pictures/10000201000002E00000007BF735C7BFB70A73FD.png" xlink:type="simple" xlink:show="embed" xlink:actuate="onLoad" loext:mime-type="image/png">
            <text:p/>
          </draw:image>
        </draw:frame>
        <draw:frame draw:style-name="gr2" draw:text-style-name="P3" draw:layer="layout" svg:width="3.2cm" svg:height="0.734cm" svg:x="6.1cm" svg:y="1.4cm">
          <draw:text-box>
            <text:p text:style-name="P2"><text:span text:style-name="T1">Champ</text:span></text:p>
          </draw:text-box>
        </draw:frame>
        <draw:line draw:style-name="gr3" draw:text-style-name="P4" draw:layer="layout" svg:x1="7.6cm" svg:y1="2cm" svg:x2="7.2cm" svg:y2="3cm">
          <text:p/>
        </draw:line>
        <draw:line draw:style-name="gr4" draw:text-style-name="P4" draw:layer="layout" svg:x1="2.8cm" svg:y1="3.8cm" svg:x2="3.4cm" svg:y2="3.8cm">
          <text:p/>
        </draw:line>
        <draw:custom-shape draw:style-name="gr5" draw:text-style-name="P1" draw:layer="layout" svg:width="16cm" svg:height="0.5cm" svg:x="3.4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cm" svg:height="1.217cm" draw:transform="rotate (1.5707963267949) translate (2.166cm 5.4cm)">
          <draw:text-box>
            <text:p text:style-name="P2"><text:span text:style-name="T1">Enregistrement</text:span></text:p>
          </draw:text-box>
        </draw:frame>
        <draw:frame draw:style-name="gr1" draw:text-style-name="P1" draw:layer="layout" svg:width="9.895cm" svg:height="5.185cm" svg:x="3.4cm" svg:y="6.915cm">
          <draw:image xlink:href="Pictures/1000020100000176000000C4201D4157365E6E49.png" xlink:type="simple" xlink:show="embed" xlink:actuate="onLoad" loext:mime-type="image/png">
            <text:p/>
          </draw:image>
        </draw:frame>
        <draw:frame draw:style-name="gr7" draw:text-style-name="P3" draw:layer="layout" svg:width="3.2cm" svg:height="1.417cm" svg:x="3cm" svg:y="5.7cm">
          <draw:text-box>
            <text:p text:style-name="P2"><text:span text:style-name="T1">Nom de la</text:span><text:span text:style-name="T1"><text:line-break/></text:span><text:span text:style-name="T1">table</text:span></text:p>
          </draw:text-box>
        </draw:frame>
        <draw:line draw:style-name="gr3" draw:text-style-name="P4" draw:layer="layout" svg:x1="4.6cm" svg:y1="6.7cm" svg:x2="4.6cm" svg:y2="7.1cm">
          <text:p/>
        </draw:line>
        <draw:custom-shape draw:style-name="gr8" draw:text-style-name="P1" draw:layer="layout" svg:width="10cm" svg:height="0.6cm" svg:x="3.3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cm" svg:height="1.217cm" svg:x="1.2cm" svg:y="8.9cm">
          <draw:text-box>
            <text:p text:style-name="P2"><text:span text:style-name="T1">Champ</text:span><text:span text:style-name="T1"><text:line-break/></text:span><text:span text:style-name="T2">prenom</text:span></text:p>
          </draw:text-box>
        </draw:frame>
        <draw:frame draw:style-name="gr1" draw:text-style-name="P1" draw:layer="layout" svg:width="4.709cm" svg:height="2.38cm" svg:x="13.891cm" svg:y="8.42cm">
          <draw:image xlink:href="Pictures/10000201000000B20000005A334AFA8B6531539A.png" xlink:type="simple" xlink:show="embed" xlink:actuate="onLoad" loext:mime-type="image/png">
            <text:p/>
          </draw:image>
        </draw:frame>
        <draw:frame draw:style-name="gr9" draw:text-style-name="P1" draw:layer="layout" svg:width="13.54cm" svg:height="3.173cm" svg:x="4.56cm" svg:y="14.027cm">
          <draw:image xlink:href="Pictures/10000201000002E00000007BF735C7BFB70A73FD.png" xlink:type="simple" xlink:show="embed" xlink:actuate="onLoad" loext:mime-type="image/png">
            <text:p/>
          </draw:image>
        </draw:frame>
        <draw:custom-shape draw:style-name="gr10" draw:text-style-name="P1" draw:layer="layout" svg:width="13.6cm" svg:height="0.6cm" svg:x="4.5cm" svg:y="16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cm" svg:height="1.217cm" draw:transform="rotate (1.5707963267949) translate (3.167cm 17.4cm)">
          <draw:text-box>
            <text:p text:style-name="P2"><text:span text:style-name="T1">Enregistrement</text:span></text:p>
          </draw:text-box>
        </draw:frame>
        <draw:line draw:style-name="gr11" draw:text-style-name="P4" draw:layer="layout" svg:x1="3.9cm" svg:y1="16.4cm" svg:x2="4.4cm" svg:y2="16.4cm">
          <text:p/>
        </draw:line>
        <draw:frame draw:style-name="gr1" draw:text-style-name="P1" draw:layer="layout" svg:width="9.895cm" svg:height="5.185cm" svg:x="7.1cm" svg:y="19.6cm">
          <draw:image xlink:href="Pictures/1000000000000176000000C35228F64C1BC76407.jpg" xlink:type="simple" xlink:show="embed" xlink:actuate="onLoad" loext:mime-type="image/jpeg">
            <text:p/>
          </draw:image>
        </draw:frame>
        <draw:frame draw:style-name="gr2" draw:text-style-name="P3" draw:layer="layout" svg:width="3.2cm" svg:height="0.734cm" svg:x="4.2cm" svg:y="20.6cm">
          <draw:text-box>
            <text:p text:style-name="P2"><text:span text:style-name="T1">Clé primaire</text:span></text:p>
          </draw:text-box>
        </draw:frame>
        <draw:frame draw:style-name="gr12" draw:text-style-name="P2" draw:layer="layout" svg:width="1.9cm" svg:height="1.9cm" draw:transform="rotate (1.5707963267949) translate (4.8cm 23.4cm)">
          <draw:image xlink:href="Pictures/100000000000004800000048EE3CC64C14FA9036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frame draw:style-name="gr13" draw:text-style-name="P2" draw:layer="layout" svg:width="8.016cm" svg:height="3.809cm" svg:x="9.984cm" svg:y="2.65cm">
          <draw:image xlink:href="Pictures/100000000000012F00000090A1611AD6AD9B2336.jpg" xlink:type="simple" xlink:show="embed" xlink:actuate="onLoad" loext:mime-type="image/jpeg">
            <text:p/>
          </draw:image>
        </draw:frame>
        <draw:frame draw:style-name="gr13" draw:text-style-name="P2" draw:layer="layout" svg:width="8.043cm" svg:height="6.508cm" svg:x="1.6cm" svg:y="1.3cm">
          <draw:image xlink:href="Pictures/1000000000000130000000F5269097968611AC1A.jpg" xlink:type="simple" xlink:show="embed" xlink:actuate="onLoad" loext:mime-type="image/jpeg">
            <text:p/>
          </draw:image>
        </draw:frame>
        <draw:frame draw:style-name="gr13" draw:text-style-name="P2" draw:layer="layout" svg:width="8.043cm" svg:height="3.862cm" svg:x="5.8cm" svg:y="9.4cm">
          <draw:image xlink:href="Pictures/100002010000013000000092B5B51434E198A00A.png" xlink:type="simple" xlink:show="embed" xlink:actuate="onLoad" loext:mime-type="image/png">
            <text:p/>
          </draw:image>
        </draw:frame>
        <draw:line draw:style-name="gr14" draw:text-style-name="P4" draw:layer="layout" svg:x1="5.4cm" svg:y1="10.9cm" svg:x2="8.4cm" svg:y2="10.9cm">
          <text:p text:style-name="P2"/>
        </draw:line>
        <draw:frame draw:style-name="gr15" draw:text-style-name="P3" draw:layer="layout" svg:width="3.2cm" svg:height="2.334cm" svg:x="2.6cm" svg:y="9.566cm">
          <draw:text-box>
            <text:p text:style-name="P2"><text:span text:style-name="T1">On référence</text:span><text:span text:style-name="T1"><text:line-break/></text:span><text:span text:style-name="T1">l'identificateur</text:span><text:span text:style-name="T1"><text:line-break/></text:span><text:span text:style-name="T1">client</text:span></text:p>
            <text:p text:style-name="P2"><text:span text:style-name="T2">idclient</text:span></text:p>
          </draw:text-box>
        </draw:frame>
        <draw:line draw:style-name="gr16" draw:text-style-name="P4" draw:layer="layout" svg:x1="11.9cm" svg:y1="9cm" svg:x2="10.7cm" svg:y2="10.6cm">
          <text:p/>
        </draw:line>
        <draw:frame draw:style-name="gr15" draw:text-style-name="P3" draw:layer="layout" svg:width="3.2cm" svg:height="2.334cm" svg:x="13.4cm" svg:y="8.066cm">
          <draw:text-box>
            <text:p text:style-name="P2"><text:span text:style-name="T1">On référence</text:span><text:span text:style-name="T1"><text:line-break/></text:span><text:span text:style-name="T1">le matricule</text:span><text:span text:style-name="T1"><text:line-break/></text:span><text:span text:style-name="T1">véhicule</text:span></text:p>
            <text:p text:style-name="P2"><text:span text:style-name="T2">numero</text:span></text:p>
          </draw:text-box>
        </draw:frame>
        <draw:line draw:style-name="gr17" draw:text-style-name="P4" draw:layer="layout" svg:x1="11.9cm" svg:y1="9cm" svg:x2="13.7cm" svg:y2="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1T08:01:53.019000000</meta:creation-date>
    <dc:date>2020-10-01T10:11:08.168000000</dc:date>
    <meta:editing-duration>PT9M31S</meta:editing-duration>
    <meta:editing-cycles>2</meta:editing-cycles>
    <meta:generator>LibreOffice/6.4.3.2$Windows_X86_64 LibreOffice_project/747b5d0ebf89f41c860ec2a39efd7cb15b54f2d8</meta:generator>
    <meta:document-statistic meta:object-count="27"/>
  </office:meta>
</office:document-meta>
</file>